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ce05" officeooo:paragraph-rsid="0004ce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SE É APENAS UM TESTE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7T18:21:31.383752700</meta:creation-date>
    <dc:date>2025-03-17T18:21:54.651855400</dc:date>
    <meta:editing-duration>PT24S</meta:editing-duration>
    <meta:editing-cycles>1</meta:editing-cycles>
    <meta:document-statistic meta:table-count="0" meta:image-count="0" meta:object-count="0" meta:page-count="1" meta:paragraph-count="1" meta:word-count="5" meta:character-count="23" meta:non-whitespace-character-count="18"/>
    <meta:generator>LibreOffice/25.2.1.1$Windows_x86 LibreOffice_project/e538fb6403facdfd3db0250c3b3278236c675c2a</meta:generator>
  </office:meta>
</office:document-meta>
</file>